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2" officeooo:rsid="00097c7c" officeooo:paragraph-rsid="00097c7c"/>
    </style:style>
    <style:style style:name="P2" style:family="paragraph" style:parent-style-name="Standard">
      <style:paragraph-properties fo:text-align="center" style:justify-single-word="false"/>
      <style:text-properties style:font-name="Arial2" fo:font-weight="bold" officeooo:rsid="00097c7c" officeooo:paragraph-rsid="00097c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2" fo:font-weight="normal" officeooo:rsid="00097c7c" officeooo:paragraph-rsid="00097c7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2" fo:font-weight="normal" officeooo:rsid="00097c7c" officeooo:paragraph-rsid="00097c7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2" officeooo:paragraph-rsid="00097c7c"/>
    </style:style>
    <style:style style:name="P6" style:family="paragraph" style:parent-style-name="Standard">
      <style:paragraph-properties fo:text-align="start" style:justify-single-word="false"/>
      <style:text-properties style:font-name="Arial2" officeooo:rsid="000a1b1d" officeooo:paragraph-rsid="000a1b1d"/>
    </style:style>
    <style:style style:name="P7" style:family="paragraph" style:parent-style-name="Standard">
      <style:paragraph-properties fo:text-align="start" style:justify-single-word="false"/>
      <style:text-properties style:font-name="Arial2" officeooo:rsid="000b05ad" officeooo:paragraph-rsid="000b05ad"/>
    </style:style>
    <style:style style:name="P8" style:family="paragraph" style:parent-style-name="Standard">
      <style:paragraph-properties fo:text-align="start" style:justify-single-word="false"/>
      <style:text-properties style:font-name="Arial2" officeooo:rsid="000ea412" officeooo:paragraph-rsid="000ea412"/>
    </style:style>
    <style:style style:name="P9" style:family="paragraph" style:parent-style-name="Standard">
      <style:paragraph-properties fo:text-align="start" style:justify-single-word="false"/>
      <style:text-properties style:font-name="Arial2" officeooo:rsid="000ea412" officeooo:paragraph-rsid="000fdcbc"/>
    </style:style>
    <style:style style:name="P10" style:family="paragraph" style:parent-style-name="Standard">
      <style:paragraph-properties fo:text-align="start" style:justify-single-word="false"/>
      <style:text-properties style:font-name="Arial2" fo:font-size="12pt" fo:font-weight="normal" officeooo:rsid="000fdcbc" officeooo:paragraph-rsid="000fdcb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2" fo:font-size="12pt" officeooo:paragraph-rsid="000fdcbc" style:font-size-asian="12pt" style:font-size-complex="12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Arial2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officeooo:paragraph-rsid="0010159f"/>
    </style:style>
    <style:style style:name="P14" style:family="paragraph" style:parent-style-name="Standard">
      <style:paragraph-properties fo:text-align="start" style:justify-single-word="false"/>
      <style:text-properties officeooo:paragraph-rsid="0011b477"/>
    </style:style>
    <style:style style:name="P15" style:family="paragraph" style:parent-style-name="Standard">
      <style:paragraph-properties fo:text-align="start" style:justify-single-word="false"/>
      <style:text-properties officeooo:paragraph-rsid="00164f8c"/>
    </style:style>
    <style:style style:name="P16" style:family="paragraph" style:parent-style-name="Standard">
      <style:paragraph-properties fo:margin-top="0cm" fo:margin-bottom="0.353cm" style:contextual-spacing="false" fo:line-height="115%"/>
    </style:style>
    <style:style style:name="P17" style:family="paragraph" style:parent-style-name="Standard">
      <style:paragraph-properties fo:text-align="start" style:justify-single-word="false"/>
      <style:text-properties officeooo:rsid="0013a02b" officeooo:paragraph-rsid="0013a02b"/>
    </style:style>
    <style:style style:name="P18" style:family="paragraph" style:parent-style-name="Standard">
      <style:paragraph-properties fo:text-align="start" style:justify-single-word="false"/>
      <style:text-properties officeooo:rsid="001466c9" officeooo:paragraph-rsid="001466c9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Arial2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style:font-name="Arial2" officeooo:paragraph-rsid="000fdcbc"/>
    </style:style>
    <style:style style:name="T1" style:family="text">
      <style:text-properties officeooo:rsid="00097c7c"/>
    </style:style>
    <style:style style:name="T2" style:family="text">
      <style:text-properties style:font-name="Arial2" fo:font-weight="normal" officeooo:rsid="000fdcbc" style:font-weight-asian="normal" style:font-weight-complex="normal"/>
    </style:style>
    <style:style style:name="T3" style:family="text">
      <style:text-properties style:font-name="Arial2" fo:font-weight="normal" officeooo:rsid="00109f7f" style:font-weight-asian="normal" style:font-weight-complex="normal"/>
    </style:style>
    <style:style style:name="T4" style:family="text">
      <style:text-properties style:font-name="Arial2" fo:font-weight="normal" officeooo:rsid="0011b477" style:font-weight-asian="normal" style:font-weight-complex="normal"/>
    </style:style>
    <style:style style:name="T5" style:family="text">
      <style:text-properties style:font-name="Arial2" officeooo:rsid="000b05ad"/>
    </style:style>
    <style:style style:name="T6" style:family="text">
      <style:text-properties style:font-name="Arial2" fo:font-size="12pt" style:letter-kerning="true" style:font-size-asian="12pt"/>
    </style:style>
    <style:style style:name="T7" style:family="text">
      <style:text-properties style:font-name="Arial2" fo:font-size="12pt" officeooo:rsid="0011b477" style:letter-kerning="true" style:font-size-asian="12pt"/>
    </style:style>
    <style:style style:name="T8" style:family="text">
      <style:text-properties style:font-name="Arial2" fo:font-size="12pt" officeooo:rsid="001466c9" style:letter-kerning="true" style:font-size-asian="12pt"/>
    </style:style>
    <style:style style:name="T9" style:family="text">
      <style:text-properties style:font-name="Arial2" fo:font-size="12pt" fo:font-weight="normal" officeooo:rsid="00109f7f" style:letter-kerning="true" style:font-size-asian="12pt" style:font-weight-asian="normal" style:font-weight-complex="normal"/>
    </style:style>
    <style:style style:name="T10" style:family="text">
      <style:text-properties fo:font-weight="normal" officeooo:rsid="00097c7c" style:font-weight-asian="normal" style:font-weight-complex="normal"/>
    </style:style>
    <style:style style:name="T11" style:family="text">
      <style:text-properties fo:font-weight="normal" officeooo:rsid="000fdcbc" style:font-weight-asian="normal" style:font-weight-complex="normal"/>
    </style:style>
    <style:style style:name="T12" style:family="text">
      <style:text-properties officeooo:rsid="000a1b1d"/>
    </style:style>
    <style:style style:name="T13" style:family="text">
      <style:text-properties officeooo:rsid="000b05ad"/>
    </style:style>
    <style:style style:name="T14" style:family="text">
      <style:text-properties loext:padding="0.049cm" loext:border="0.06pt solid #e3e3e3"/>
    </style:style>
    <style:style style:name="T15" style:family="text">
      <style:text-properties loext:padding="0cm" loext:border="none"/>
    </style:style>
    <style:style style:name="T16" style:family="text">
      <style:text-properties loext:padding="0.049cm" loext:border="0.06pt solid #000000"/>
    </style:style>
    <style:style style:name="T17" style:family="text">
      <style:text-properties officeooo:rsid="000fdcbc"/>
    </style:style>
    <style:style style:name="T18" style:family="text">
      <style:text-properties style:font-name="Calibri" fo:font-size="11pt" fo:language="pt" fo:country="PT" style:font-size-asian="11pt"/>
    </style:style>
    <style:style style:name="T19" style:family="text">
      <style:text-properties style:font-name="Calibri" fo:font-size="11pt" fo:language="pt" fo:country="PT" style:letter-kerning="false" style:font-size-asian="11pt"/>
    </style:style>
    <style:style style:name="T20" style:family="text">
      <style:text-properties fo:font-size="11pt" fo:language="pt" fo:country="PT" style:font-size-asian="11pt"/>
    </style:style>
    <style:style style:name="T21" style:family="text">
      <style:text-properties fo:language="pt" fo:country="PT"/>
    </style:style>
    <style:style style:name="T22" style:family="text">
      <style:text-properties style:font-name="Arial" fo:font-size="12pt" style:letter-kerning="true" style:font-size-asian="12pt"/>
    </style:style>
    <style:style style:name="T23" style:family="text">
      <style:text-properties style:font-name="Arial" fo:font-size="12pt" fo:font-weight="normal" officeooo:rsid="000fdcbc" style:letter-kerning="true" style:font-size-asian="12pt" style:font-weight-asian="normal" style:font-weight-complex="normal"/>
    </style:style>
    <style:style style:name="T24" style:family="text">
      <style:text-properties style:font-name="Arial" fo:font-size="12pt" style:letter-kerning="false" style:font-size-asian="12pt"/>
    </style:style>
    <style:style style:name="T25" style:family="text">
      <style:text-properties style:font-name="Arial" fo:font-size="12pt" fo:language="pt" fo:country="BR" style:letter-kerning="true" style:font-size-asian="12pt"/>
    </style:style>
    <style:style style:name="T26" style:family="text">
      <style:text-properties style:font-name="Arial" fo:font-size="12pt" fo:language="pt" fo:country="BR" style:letter-kerning="false" style:font-size-asian="12pt"/>
    </style:style>
    <style:style style:name="T27" style:family="text">
      <style:text-properties style:font-name="Arial" fo:font-size="12pt" fo:language="pt" fo:country="BR" officeooo:rsid="0016acbf" style:letter-kerning="false" style:font-size-asian="12pt"/>
    </style:style>
    <style:style style:name="T28" style:family="text">
      <style:text-properties style:font-name="Liberation Serif" fo:font-size="12pt" style:letter-kerning="true" style:font-size-asian="12pt"/>
    </style:style>
    <style:style style:name="T29" style:family="text">
      <style:text-properties style:font-name="Liberation Serif" fo:font-size="12pt" style:letter-kerning="false" style:font-size-asian="12pt"/>
    </style:style>
    <style:style style:name="T30" style:family="text">
      <style:text-properties style:font-name="Liberation Serif" fo:font-size="12pt" fo:language="pt" fo:country="BR" style:letter-kerning="true" style:font-size-asian="12pt"/>
    </style:style>
    <style:style style:name="T31" style:family="text">
      <style:text-properties style:font-name="Liberation Serif" fo:font-size="12pt" fo:language="pt" fo:country="BR" style:letter-kerning="false" style:font-size-asian="12pt"/>
    </style:style>
    <style:style style:name="T32" style:family="text">
      <style:text-properties style:font-name="Cambria Math" fo:font-size="12pt" style:letter-kerning="true" style:font-size-asian="12pt"/>
    </style:style>
    <style:style style:name="T33" style:family="text">
      <style:text-properties style:font-name="Cambria Math" fo:font-size="12pt" fo:language="pt" fo:country="BR" style:letter-kerning="false" style:font-size-asian="12pt"/>
    </style:style>
    <style:style style:name="T34" style:family="text">
      <style:text-properties officeooo:rsid="001794a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5 IA</text:p>
      <text:p text:style-name="P3">Bruno Braga Guimarães Alves</text:p>
      <text:p text:style-name="P3"/>
      <text:p text:style-name="P4">1) <text:span text:style-name="T34">B</text:span></text:p>
      <text:p text:style-name="P4"/>
      <text:p text:style-name="P4">2)</text:p>
      <text:p text:style-name="P5"><text:span text:style-name="T10">A- </text:span>Esta heurística é admissível porque nunca superestima o custo para alcançar o estado objetivo. Isso ocorre porque cada movimento altera a posição de apenas um número no tabuleiro, então a distância de Manhattan nunca será menor do que o número real de movimentos necessários para chegar ao estado objetivo.</text:p>
      <text:p text:style-name="P5"><text:span text:style-name="T1">B- </text:span>Uma outra heurística admissível para o Puzzle de 8 poderia ser a contagem de peças fora do lugar, também conhecida como heurística de peças fora do lugar. <text:span text:style-name="T1">Essa heurística é admissível porque cada movimento troca a posição de duas peças (a peça que se move e o espaço vazio), então o número de peças fora do lugar nunca diminuirá após uma ação. Portanto, a contagem de peças fora do lugar nunca subestima o custo para alcançar o estado objetivo.</text:span></text:p>
      <text:p text:style-name="P5"/>
      <text:p text:style-name="P1">3) A</text:p>
      <text:p text:style-name="P1"/>
      <text:p text:style-name="P1">4) <text:span text:style-name="T12">B</text:span></text:p>
      <text:p text:style-name="P1"/>
      <text:p text:style-name="P6">5) <text:span text:style-name="T13">B</text:span></text:p>
      <text:p text:style-name="P6"/>
      <text:p text:style-name="P7">6) D</text:p>
      <text:p text:style-name="P7"/>
      <text:p text:style-name="P7">7) E</text:p>
      <text:p text:style-name="P7"/>
      <text:p text:style-name="P7">8) A</text:p>
      <text:p text:style-name="P7"/>
      <text:p text:style-name="P15"><text:span text:style-name="T5">9) </text:span><text:span text:style-name="T22">Para </text:span><text:span text:style-name="T32">𝑤</text:span><text:span text:style-name="T25">=0w=0, é uma busca cega.</text:span></text:p>
      <text:p text:style-name="P15"><text:span text:style-name="T26">Para </text:span><text:span text:style-name="T33">𝑤</text:span><text:span text:style-name="T26">=1w=1, é uma busca A* com ponderação igual entre custo real e heurística.</text:span></text:p>
      <text:p text:style-name="P16" loext:marker-style-name="T25"><text:span text:style-name="T26">Para </text:span><text:span text:style-name="T33">𝑤</text:span><text:span text:style-name="T26">=2w=2, é uma busca gulosa que dá mais peso à heurística do que ao custo rea</text:span><text:span text:style-name="T27">l.</text:span></text:p>
      <text:p text:style-name="P8">11) C</text:p>
      <text:p text:style-name="P8"/>
      <text:p text:style-name="P9">12) <text:span text:style-name="T17">A)</text:span></text:p>
      <text:p text:style-name="P9"><text:span text:style-name="T17"><text:s text:c="10"/>1</text:span></text:p>
      <text:p text:style-name="P8"><text:s text:c="7"/>/ <text:s text:c="5"/>\</text:p>
      <text:p text:style-name="P8"><text:s text:c="6"/>/ <text:s text:c="7"/>\</text:p>
      <text:p text:style-name="P8"><text:s text:c="5"/>2 <text:s text:c="9"/>3</text:p>
      <text:p text:style-name="P8"><text:s text:c="4"/>/ \ <text:s text:c="7"/>/ \</text:p>
      <text:p text:style-name="P8"><text:s text:c="3"/>4 <text:s text:c="2"/>5 <text:s text:c="4"/>6 <text:s text:c="2"/>7</text:p>
      <text:p text:style-name="P8"><text:s text:c="2"/>/ \ / \ <text:s text:c="2"/>/ \ / \</text:p>
      <text:p text:style-name="P8"><text:s/>8 <text:s/>9 10 11 12 13 14 15</text:p>
      <text:p text:style-name="P7"/>
      <text:p text:style-name="P13"><text:span text:style-name="T2">B-)</text:span><text:span text:style-name="T23">Busca em extens</text:span><text:span text:style-name="T22">ão (ou busca em largura): A ordem de visita é 1, 2, 3, 4, 5, 6, 7, 8, 9, 10, 11.</text:span></text:p>
      <text:p text:style-name="P13"><text:span text:style-name="T24">Busca em profundidade limitada com limite 3: A ordem de visita é 1, 2, 4, 8, 9, 5, 10, 3, 6, 11.</text:span></text:p>
      <text:p text:style-name="P16" loext:marker-style-name="T19"><text:span text:style-name="T24">Busca por aprofundamento iterativo: A ordem de visita é a mesma da busca em profundidade limitada com limite 3, mas a busca começa com um limite de profundidade de 1 e vai aumentando progressivamente até atingir o objetivo</text:span><text:span text:style-name="T19">.</text:span></text:p>
      <text:p text:style-name="P10"><text:soft-page-break/></text:p>
      <text:p text:style-name="P11"><text:span text:style-name="T11">13) </text:span><text:span text:style-name="T21">Vantagens:</text:span></text:p>
      <text:p text:style-name="P12" loext:marker-style-name="T18"><text:span text:style-name="T21">Completude: Garante encontrar uma solução se ela existir.</text:span><text:span text:style-name="T21"/></text:p>
      <text:p text:style-name="P12" loext:marker-style-name="T18"><text:span text:style-name="T21">Otimalidade: Garante encontrar a solução de menor custo quando h é admissível.</text:span><text:span text:style-name="T21"/></text:p>
      <text:p text:style-name="P12" loext:marker-style-name="T18"><text:span text:style-name="T21">Eficiência: Usa uma heurística para guiar a busca, o que geralmente o torna mais eficiente do que buscas cegas.</text:span><text:span text:style-name="T21"/></text:p>
      <text:p text:style-name="P12" loext:marker-style-name="T18"><text:span text:style-name="T21">Desvantagens:</text:span></text:p>
      <text:p text:style-name="P12" loext:marker-style-name="T18"><text:span text:style-name="T21">Complexidade de implementação: Pode ser mais complexo de implementar do que buscas cegas.</text:span><text:span text:style-name="T21"/></text:p>
      <text:p text:style-name="P12" loext:marker-style-name="T18"><text:span text:style-name="T21">Heurística admissível: Requer uma heurística admissível para garantir a otimalidade. Heurísticas mal definidas podem levar a resultados subótimos.</text:span><text:span text:style-name="T21"/></text:p>
      <text:p text:style-name="P12" loext:marker-style-name="T18"><text:span text:style-name="T21">Memória e tempo: Pode exigir muita memória e tempo para explorar grandes espaços de estados</text:span><text:span text:style-name="T21"/></text:p>
      <text:p text:style-name="P14"><text:span text:style-name="T3">14) </text:span><text:span text:style-name="T4">Exemplo de três:</text:span></text:p>
      <text:p text:style-name="P14"><text:span text:style-name="T9">IDA (Iterative Deepening A)**</text:span></text:p>
      <text:p text:style-name="P14"><text:span text:style-name="T6">D (Dynamic A)**</text:span></text:p>
      <text:p text:style-name="P14"><text:span text:style-name="T6">IDA/MM (Iterative Deepening A with Memory Management)** </text:span></text:p>
      <text:p text:style-name="P14"><text:span text:style-name="T6"/></text:p>
      <text:p text:style-name="P14"><text:span text:style-name="T7">15) </text:span><text:span text:style-name="T6">MAX sempre perde neste jogo, independentemente da estratégia que ele escolha.</text:span></text:p>
      <text:p text:style-name="P14"><text:span text:style-name="T7"/></text:p>
      <text:p text:style-name="P17"><text:span text:style-name="T7">1</text:span><text:span text:style-name="T6">6) </text:span><text:span text:style-name="T8">B</text:span></text:p>
      <text:p text:style-name="P17"><text:span text:style-name="T8"/></text:p>
      <text:p text:style-name="P18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23:17:02.169000000</meta:creation-date>
    <dc:date>2024-04-28T23:37:03.192000000</dc:date>
    <meta:editing-duration>PT19M54S</meta:editing-duration>
    <meta:editing-cycles>15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42" meta:word-count="428" meta:character-count="2388" meta:non-whitespace-character-count="1924"/>
  </office:meta>
</office:document-meta>
</file>